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1000003FC000003576EB44A98.svm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新宋体" svg:font-family="新宋体" style:font-family-generic="modern" style:font-pitch="fixed"/>
    <style:font-face style:name="Consolas" svg:font-family="Consolas" style:font-family-generic="swiss" style:font-pitch="fixed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2" style:family="table">
      <style:table-properties style:width="19.001cm" table:align="margins"/>
    </style:style>
    <style:style style:name="表格2.A" style:family="table-column">
      <style:table-column-properties style:column-width="19.001cm" style:rel-column-width="65535*"/>
    </style:style>
    <style:style style:name="表格2.1" style:family="table-row">
      <style:table-row-properties style:row-height="0.011cm"/>
    </style:style>
    <style:style style:name="表格2.A1" style:family="table-cell">
      <style:table-cell-properties fo:padding="0.097cm" fo:border="0.035cm solid #000000"/>
    </style:style>
    <style:style style:name="表格1" style:family="table">
      <style:table-properties style:width="19.122cm" fo:margin-left="-0.122cm" fo:margin-right="0cm" table:align="margins"/>
    </style:style>
    <style:style style:name="表格1.A" style:family="table-column">
      <style:table-column-properties style:column-width="12.091cm" style:rel-column-width="41439*"/>
    </style:style>
    <style:style style:name="表格1.B" style:family="table-column">
      <style:table-column-properties style:column-width="7.031cm" style:rel-column-width="24096*"/>
    </style:style>
    <style:style style:name="表格1.1" style:family="table-row">
      <style:table-row-properties style:row-height="0.9cm"/>
    </style:style>
    <style:style style:name="表格1.A1" style:family="table-cell">
      <style:table-cell-properties fo:background-color="transparent" fo:padding="0.097cm" fo:border-left="0.002cm solid #ffffff" fo:border-right="none" fo:border-top="0.002cm solid #ffffff" fo:border-bottom="0.002cm solid #ffffff">
        <style:background-image/>
      </style:table-cell-properties>
    </style:style>
    <style:style style:name="表格1.B1" style:family="table-cell">
      <style:table-cell-properties fo:background-color="transparent" fo:padding="0.097cm" fo:border="0.002cm solid #ffffff">
        <style:background-image/>
      </style:table-cell-properties>
    </style:style>
    <style:style style:name="表格1.A2" style:family="table-cell">
      <style:table-cell-properties fo:background-color="transparent" fo:padding="0.097cm" fo:border-left="0.002cm solid #ffffff" fo:border-right="none" fo:border-top="none" fo:border-bottom="0.002cm solid #ffffff">
        <style:background-image/>
      </style:table-cell-properties>
    </style:style>
    <style:style style:name="表格1.B2" style:family="table-cell">
      <style:table-cell-properties fo:background-color="transparent" fo:padding="0.097cm" fo:border-left="0.002cm solid #ffffff" fo:border-right="0.002cm solid #ffffff" fo:border-top="none" fo:border-bottom="0.002cm solid #ffffff">
        <style:background-image/>
      </style:table-cell-properties>
    </style:style>
    <style:style style:name="表格1.A7" style:family="table-cell">
      <style:table-cell-properties fo:padding="0.097cm" fo:border-left="0.002cm solid #ffffff" fo:border-right="none" fo:border-top="none" fo:border-bottom="0.002cm solid #ffffff"/>
    </style:style>
    <style:style style:name="表格1.B7" style:family="table-cell">
      <style:table-cell-properties fo:padding="0.097cm" fo:border-left="0.002cm solid #ffffff" fo:border-right="0.002cm solid #ffffff" fo:border-top="none" fo:border-bottom="0.002cm solid #ffffff"/>
    </style:style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text-properties fo:font-size="14pt" fo:font-weight="bold" style:font-size-asian="14pt" style:language-asian="zh" style:country-asian="CN" style:font-weight-asian="bold" style:font-size-complex="14pt" style:font-weight-complex="bold"/>
    </style:style>
    <style:style style:name="P3" style:family="paragraph" style:parent-style-name="Standard">
      <style:text-properties style:font-name="宋体" fo:font-size="10.5pt" style:font-name-asian="宋体" style:font-size-asian="10.5pt" style:language-asian="zh" style:country-asian="CN" style:font-size-complex="10.5pt"/>
    </style:style>
    <style:style style:name="P4" style:family="paragraph" style:parent-style-name="Standard">
      <style:text-properties style:font-name="宋体" fo:font-size="10.5pt" style:font-name-asian="宋体" style:font-size-asian="10.5pt" style:font-size-complex="10.5pt"/>
    </style:style>
    <style:style style:name="P5" style:family="paragraph" style:parent-style-name="Standard">
      <style:text-properties style:font-name="宋体" fo:font-size="10.5pt" fo:font-weight="bold" style:font-name-asian="宋体" style:font-size-asian="10.5pt" style:language-asian="zh" style:country-asian="CN" style:font-weight-asian="bold" style:font-size-complex="10.5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宋体" fo:font-size="10.5pt" fo:font-weight="bold" style:font-name-asian="宋体" style:font-size-asian="10.5pt" style:language-asian="zh" style:country-asian="CN" style:font-weight-asian="bold" style:font-size-complex="10.5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宋体" fo:font-size="10.5pt" fo:font-weight="normal" style:font-name-asian="宋体" style:font-size-asian="10.5pt" style:language-asian="zh" style:country-asian="CN" style:font-weight-asian="normal" style:font-size-complex="10.5pt" style:font-weight-complex="normal"/>
    </style:style>
    <style:style style:name="P8" style:family="paragraph" style:parent-style-name="Standard">
      <style:text-properties style:font-name="宋体" style:font-name-asian="宋体" style:language-asian="zh" style:country-asian="CN"/>
    </style:style>
    <style:style style:name="P9" style:family="paragraph" style:parent-style-name="Standard">
      <style:text-properties style:font-name="宋体" fo:font-size="9pt" style:font-name-asian="宋体" style:font-size-asian="9pt" style:language-asian="zh" style:country-asian="CN" style:font-size-complex="9pt"/>
    </style:style>
    <style:style style:name="P10" style:family="paragraph" style:parent-style-name="Standard">
      <style:text-properties fo:font-weight="bold" style:language-asian="zh" style:country-asian="CN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style:font-name-asian="新宋体" style:language-asian="zh" style:country-asian="CN" style:font-weight-asian="bold" style:font-weight-complex="bold"/>
    </style:style>
    <style:style style:name="P12" style:family="paragraph" style:parent-style-name="Standard">
      <style:text-properties fo:font-size="5.5pt" fo:font-weight="bold" style:font-size-asian="5.5pt" style:language-asian="zh" style:country-asian="CN" style:font-weight-asian="bold" style:font-size-complex="5.5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9pt" fo:font-weight="bold" style:font-name-asian="宋体" style:font-size-asian="9pt" style:language-asian="zh" style:country-asian="CN" style:font-weight-asian="bold" style:font-size-complex="9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style:font-name-asian="宋体" style:font-size-asian="18pt" style:language-asian="zh" style:country-asian="CN" style:font-weight-asian="bold" style:font-size-complex="18pt" style:font-weight-complex="bold"/>
    </style:style>
    <style:style style:name="T1" style:family="text">
      <style:text-properties style:language-asian="zh" style:country-asian="CN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language-asian="zh" style:country-asian="CN" style:font-weight-asian="bold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.5pt" fo:font-weight="bold" style:font-size-asian="10.5pt" style:font-weight-asian="bold" style:font-size-complex="10.5pt" style:font-weight-complex="bold"/>
    </style:style>
    <style:style style:name="T6" style:family="text">
      <style:text-properties style:font-name="Times New Roman"/>
    </style:style>
    <style:style style:name="T7" style:family="text">
      <style:text-properties fo:color="#000000"/>
    </style:style>
    <style:style style:name="T8" style:family="text">
      <style:text-properties fo:color="#000000" style:font-name="Times New Roman"/>
    </style:style>
    <style:style style:name="T9" style:family="text">
      <style:text-properties fo:color="#000000" fo:font-size="10pt" fo:font-weight="normal" style:font-name-asian="Consolas" style:font-size-asian="10pt" style:language-asian="zh" style:country-asian="CN" style:font-weight-asian="normal" style:font-name-complex="Consolas" style:font-size-complex="10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style:language-asian="zh" style:country-asian="CN" style:font-weight-asian="normal" style:font-weight-complex="normal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图形1" text:anchor-type="page" text:anchor-page-number="1" svg:x="2.249cm" svg:y="2.464cm" svg:width="1.82cm" svg:height="1.461cm" draw:z-index="0">
        <draw:image xlink:href="Pictures/20000001000003FC000003576EB44A98.svm" xlink:type="simple" xlink:show="embed" xlink:actuate="onLoad"/>
      </draw:frame>
      <text:p text:style-name="Standard"><text:s/><text:span text:style-name="T1">[[repeatIn(objects,'o')]] <text:s text:c="5"/></text:span><text:span text:style-name="T1"><text:s text:c="23"/></text:span></text:p>
      <text:p text:style-name="P1"><text:s/><text:span text:style-name="T2"><text:s/><text:tab/><text:tab/></text:span></text:p>
      <text:p text:style-name="P2"><text:s text:c="19"/>深 <text:s text:c="2"/>圳 <text:s text:c="2"/>市 <text:s text:c="2"/>牧 <text:s text:c="2"/>泰 <text:s text:c="2"/>莱 <text:s text:c="2"/>电 <text:s text:c="2"/>路 <text:s text:c="2"/>技 <text:s text:c="2"/>术 <text:s text:c="2"/>有 <text:s text:c="2"/>限 <text:s text:c="2"/>公 <text:s text:c="2"/>司</text:p>
      <text:p text:style-name="P10"><text:s text:c="22"/>SHENZHEN <text:s text:c="2"/>MULTILAYER <text:s text:c="2"/>PCB <text:s/>TECHNOLOGY <text:s text:c="2"/>CO., <text:s text:c="2"/>LTD.</text:p>
      <text:p text:style-name="P12"/>
      <table:table table:name="表格2" table:style-name="表格2">
        <table:table-column table:style-name="表格2.A"/>
        <table:table-row table:style-name="表格2.1">
          <table:table-cell table:style-name="表格2.A1" office:value-type="string">
            <text:p text:style-name="P11"><text:s/></text:p>
          </table:table-cell>
        </table:table-row>
      </table:table>
      <text:p text:style-name="P13"/>
      <text:p text:style-name="P14">报 <text:s text:c="6"/>价 <text:s text:c="6"/>单</text:p>
      <text:p text:style-name="P10"><text:s text:c="26"/></text:p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3"><text:span text:style-name="T2">客户名称：</text:span>[[o.partner_id.name]]</text:p>
            <text:p text:style-name="P3"><text:s text:c="22"/></text:p>
          </table:table-cell>
          <table:table-cell table:style-name="表格1.B1" office:value-type="string">
            <text:p text:style-name="P3"><text:span text:style-name="T2">发件人：</text:span>[[o.partner_id.user_id]]</text:p>
          </table:table-cell>
        </table:table-row>
        <table:table-row table:style-name="表格1.1">
          <table:table-cell table:style-name="表格1.A2" office:value-type="string">
            <text:p text:style-name="P8"><text:span text:style-name="T5">收件人：</text:span><text:span text:style-name="T4">[[o.partner_id.pur_contact]]</text:span></text:p>
            <text:p text:style-name="P3"><text:s text:c="69"/></text:p>
          </table:table-cell>
          <table:table-cell table:style-name="表格1.B2" office:value-type="string">
            <text:p text:style-name="P3"><text:span text:style-name="T2">抄 <text:s text:c="3"/>送： </text:span><text:s text:c="36"/></text:p>
          </table:table-cell>
        </table:table-row>
        <table:table-row table:style-name="表格1.1">
          <table:table-cell table:style-name="表格1.A2" office:value-type="string">
            <text:p text:style-name="P3"><text:span text:style-name="T2">客户电话：</text:span>[[o.partner_id.phone]]</text:p>
            <text:p text:style-name="P9"><text:s text:c="59"/></text:p>
          </table:table-cell>
          <table:table-cell table:style-name="表格1.B2" office:value-type="string">
            <text:p text:style-name="P3"><text:span text:style-name="T2">页 <text:s text:c="3"/>数：</text:span>壹 <text:s/>页 <text:s text:c="5"/></text:p>
          </table:table-cell>
        </table:table-row>
        <table:table-row>
          <table:table-cell table:style-name="表格1.A2" office:value-type="string">
            <text:p text:style-name="P3"><text:span text:style-name="T2">客户传真：</text:span>[[o.partner_id.fax]]</text:p>
            <text:p text:style-name="P3">[[o.partner_id.pur_contact]]：您好！</text:p>
            <text:p text:style-name="P3"><text:s text:c="7"/>您的文件我们已经收到，谢谢！现将我司报价给您，请您查收！</text:p>
            <text:p text:style-name="P3"><text:s text:c="66"/></text:p>
          </table:table-cell>
          <table:table-cell table:style-name="表格1.B2" office:value-type="string">
            <text:p text:style-name="P3"><text:span text:style-name="T2">日 <text:s text:c="3"/>期：</text:span>[[o.create_time]]</text:p>
            <text:p text:style-name="P3"/>
            <text:p text:style-name="P3"/>
          </table:table-cell>
        </table:table-row>
        <table:table-row table:style-name="表格1.1">
          <table:table-cell table:style-name="表格1.A2" office:value-type="string">
            <text:p text:style-name="P3"><text:span text:style-name="T2">文件（板）名：</text:span>[[o.pcb_info_id.source_file_name]]</text:p>
            <text:p text:style-name="P3"><text:s text:c="35"/></text:p>
          </table:table-cell>
          <table:table-cell table:style-name="表格1.B2" office:value-type="string">
            <text:p text:style-name="P4"><text:span text:style-name="T3">材 <text:s/>料：</text:span><text:span text:style-name="T11">[[board_info(o.pcb_info_id.pcb_info_many)]]</text:span></text:p>
          </table:table-cell>
        </table:table-row>
        <table:table-row table:style-name="表格1.1">
          <table:table-cell table:style-name="表格1.A2" office:value-type="string">
            <text:p text:style-name="P3"><text:span text:style-name="T2">层 <text:s text:c="2"/>数：</text:span>[[o.pcb_info_id.layer_count]]</text:p>
            <text:p text:style-name="P3"><text:s text:c="59"/></text:p>
          </table:table-cell>
          <table:table-cell table:style-name="表格1.B2" office:value-type="string">
            <text:p text:style-name="P3"><text:span text:style-name="T2">工 <text:s/>艺：</text:span>[[o.pcb_info_id.surface_treatment]]</text:p>
          </table:table-cell>
        </table:table-row>
        <table:table-row table:style-name="表格1.1">
          <table:table-cell table:style-name="表格1.A7" office:value-type="string">
            <text:p text:style-name="P3"><text:span text:style-name="T2">铜 <text:s text:c="2"/>厚：</text:span><text:span text:style-name="T10">外层：[[o.pcb_info_id.finish_out_cu]] OZ <text:s/>内层：[[o.pcb_info_id.finish_inner_cu]] OZ</text:span></text:p>
            <text:p text:style-name="P3"><text:s text:c="71"/></text:p>
          </table:table-cell>
          <table:table-cell table:style-name="表格1.B7" office:value-type="string">
            <text:p text:style-name="P4"><text:span text:style-name="T3">板 <text:s/>厚：</text:span><text:span text:style-name="T11">[[o.pcb_info_id.finish_board_thickness]]mm [[tolerance(o.pcb_info_id)]]</text:span><text:span text:style-name="T9">mm</text:span></text:p>
          </table:table-cell>
        </table:table-row>
        <table:table-row table:style-name="表格1.1">
          <table:table-cell table:style-name="表格1.A7" office:value-type="string">
            <text:p text:style-name="P3"><text:span text:style-name="T2">尺 <text:s text:c="2"/>寸：</text:span>[[o.pcb_info_id.pcs_length]] CM X [[o.pcb_info_id.pcs_width]] CM/PNL <text:s/>[[o.pcb_info_id.delivery_type]]PCS/PNL <text:s text:c="70"/></text:p>
          </table:table-cell>
          <table:table-cell table:style-name="表格1.B7" office:value-type="string">
            <text:p text:style-name="P3"><text:span text:style-name="T2">数 <text:s/>量：</text:span>[[o.product_number]]PCS</text:p>
            <text:p text:style-name="P3"/>
          </table:table-cell>
        </table:table-row>
        <table:table-row table:style-name="表格1.1">
          <table:table-cell table:style-name="表格1.A7" office:value-type="string">
            <text:p text:style-name="P3"><text:span text:style-name="T2">特殊要求：</text:span><text:span text:style-name="T10">[[special(o.pcb_info_id.pcb_info_many)]]</text:span></text:p>
            <text:p text:style-name="P3"><text:s text:c="67"/></text:p>
          </table:table-cell>
          <table:table-cell table:style-name="表格1.B7" office:value-type="string">
            <text:p text:style-name="P3"><text:span text:style-name="T2">交 <text:s/>期：</text:span>[[o.delivery_leadtime]]天</text:p>
          </table:table-cell>
        </table:table-row>
        <table:table-row table:style-name="表格1.1">
          <table:table-cell table:style-name="表格1.A7" office:value-type="string">
            <text:p text:style-name="P3"><text:span text:style-name="T2">单 <text:s/>价：</text:span>[[o.cost_pcs_s]]元/PCS <text:s text:c="70"/></text:p>
          </table:table-cell>
          <table:table-cell table:style-name="表格1.B7" office:value-type="string">
            <text:p text:style-name="P3"><text:span text:style-name="T2">工程费：</text:span>[[o.cost_ready_s]]元</text:p>
          </table:table-cell>
        </table:table-row>
        <table:table-row table:style-name="表格1.1">
          <table:table-cell table:style-name="表格1.A7" office:value-type="string">
            <text:p text:style-name="P3"><text:span text:style-name="T2">光绘费：</text:span>[[o.cost_plot_s]]元</text:p>
            <text:p text:style-name="P3"><text:s text:c="72"/></text:p>
          </table:table-cell>
          <table:table-cell table:style-name="表格1.B7" office:value-type="string">
            <text:p text:style-name="P3"><text:span text:style-name="T2">测试费：</text:span>[[o.cost_test_s]]元</text:p>
          </table:table-cell>
        </table:table-row>
        <table:table-row table:style-name="表格1.1">
          <table:table-cell table:style-name="表格1.A7" office:value-type="string">
            <text:p text:style-name="P3"><text:span text:style-name="T2">其他费：</text:span>[[o.cost_other_s]]元 <text:s text:c="12"/></text:p>
          </table:table-cell>
          <table:table-cell table:style-name="表格1.B7" office:value-type="string">
            <text:p text:style-name="P3"><text:span text:style-name="T2">总 <text:s/>价：</text:span>[[o.cost_all_o]]元</text:p>
          </table:table-cell>
        </table:table-row>
      </table:table>
      <text:p text:style-name="P1"/>
      <text:p text:style-name="P3">备注： <text:s/>以上为[[o.partner_id.currency]]报价。</text:p>
      <text:p text:style-name="P8"><text:tab/>[[o.note]]</text:p>
      <text:p text:style-name="P8"/>
      <text:p text:style-name="P8"/>
      <text:p text:style-name="P8"/>
      <text:p text:style-name="P3">付款方式：[[o.partner_id.payment]]</text:p>
      <text:p text:style-name="P3"/>
      <text:p text:style-name="P3">若 有 疑 问，请 来 电 垂 询！谢 谢！ <text:s text:c="27"/></text:p>
      <text:p text:style-name="P8"/>
      <text:p text:style-name="P3">报价人：[[o.lead_id.assessor_id.employeename]] <text:s text:c="43"/>审核人： <text:s text:c="80"/></text:p>
      <text:p text:style-name="P3"/>
      <text:p text:style-name="P5">客户确认：</text:p>
      <text:p text:style-name="P3"/>
      <text:p text:style-name="P5"/>
      <text:p text:style-name="P5"/>
      <text:p text:style-name="P7">电话：0731-82786288/82786291 传真：0731-88422887</text:p>
      <text:p text:style-name="P6"><text:a xlink:type="simple" xlink:href="http://www.mtlpcb.com/"><text:span text:style-name="T8">http://www.mtlpcb.com</text:span></text:a><text:span text:style-name="T7"> </text:span><text:s text:c="3"/><text:span text:style-name="T6"><text:s/>Email:text@mtlpcb.com <text:s text:c="2"/></text:span><text:s text:c="3"/></text:p>
      <text:p text:style-name="P3">2006/07/10 Rev:A <text:s text:c="64"/>MTL-SR-011 <text:s text:c="1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新宋体" svg:font-family="新宋体" style:font-family-generic="modern" style:font-pitch="fixed"/>
    <style:font-face style:name="Consolas" svg:font-family="Consolas" style:font-family-generic="swiss" style:font-pitch="fixed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H6M14S</meta:editing-duration>
    <meta:editing-cycles>178</meta:editing-cycles>
    <meta:generator>OpenOffice.org/3.4.1$Win32 OpenOffice.org_project/341m1$Build-9593</meta:generator>
    <dc:date>2015-01-28T10:36:38.80</dc:date>
    <meta:document-statistic meta:table-count="2" meta:image-count="1" meta:object-count="0" meta:page-count="1" meta:paragraph-count="51" meta:word-count="252" meta:character-count="2500"/>
    <meta:user-defined meta:name="Info 1"/>
    <meta:user-defined meta:name="Info 2"/>
    <meta:user-defined meta:name="Info 3"/>
    <meta:user-defined meta:name="Info 4"/>
  </office:meta>
</office:document-meta>
</file>